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d4d1" draw:textarea-horizontal-align="justify" draw:textarea-vertical-align="middle" draw:auto-grow-height="false" fo:min-height="9.529cm" fo:min-width="21.979cm"/>
    </style:style>
    <style:style style:name="gr2" style:family="graphic" style:parent-style-name="standard">
      <style:graphic-properties draw:stroke="none" svg:stroke-color="#000000" draw:fill="none" draw:fill-color="#ffffff" fo:min-height="28.441cm"/>
    </style:style>
    <style:style style:name="P1" style:family="paragraph">
      <loext:graphic-properties draw:fill-color="#fcd4d1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ce181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79cm" svg:height="9.779cm" svg:x="3.921cm" svg:y="4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289cm" svg:height="28.691cm" svg:x="1cm" svg:y="0.873cm">
          <draw:text-box>
            <text:p><text:span text:style-name="T1">{'entry':</text:span></text:p>
            <text:p><text:span text:style-name="T1"><text:s text:c="4"/></text:span><text:span text:style-name="T1">[</text:span></text:p>
            <text:p><text:span text:style-name="T1"><text:s text:c="8"/></text:span><text:span text:style-name="T1">{'changes':</text:span></text:p>
            <text:p><text:span text:style-name="T1"><text:s text:c="12"/></text:span><text:span text:style-name="T1">[</text:span></text:p>
            <text:p><text:span text:style-name="T1"><text:s text:c="16"/></text:span><text:span text:style-name="T1">{</text:span></text:p>
            <text:p><text:span text:style-name="T1"><text:s text:c="20"/></text:span><text:span text:style-name="T1">'field': 'feed',</text:span></text:p>
            <text:p><text:span text:style-name="T1"><text:s text:c="20"/></text:span><text:span text:style-name="T2">'value': {</text:span></text:p>
            <text:p><text:span text:style-name="T2"><text:s text:c="32"/></text:span><text:span text:style-name="T2">'from': {'id': '1658593127726394', 'name': 'Coding For Fun'},</text:span></text:p>
            <text:p><text:span text:style-name="T2"><text:s text:c="30"/></text:span><text:span text:style-name="T3"><text:s text:c="2"/></text:span><text:span text:style-name="T3">'item': 'comment',</text:span></text:p>
            <text:p><text:span text:style-name="T2"><text:s text:c="32"/></text:span><text:span text:style-name="T2">'comment_id': '2272496309669403_2272497169669317',</text:span></text:p>
            <text:p><text:span text:style-name="T2"><text:s text:c="31"/></text:span><text:span text:style-name="T3"><text:s/></text:span><text:span text:style-name="T3">'post_id': '1658593127726394_2272496309669403',</text:span></text:p>
            <text:p><text:span text:style-name="T2"><text:s text:c="31"/></text:span><text:span text:style-name="T3"><text:s/></text:span><text:span text:style-name="T3">'verb': 'add',</text:span></text:p>
            <text:p><text:span text:style-name="T2"><text:s text:c="32"/></text:span><text:span text:style-name="T2">'parent_id': '1658593127726394_2272496309669403',</text:span></text:p>
            <text:p><text:span text:style-name="T2"><text:s text:c="32"/></text:span><text:span text:style-name="T2">'created_time': 1553211820,</text:span></text:p>
            <text:p><text:span text:style-name="T2"><text:s text:c="32"/></text:span><text:span text:style-name="T2">'post': {</text:span></text:p>
            <text:p><text:span text:style-name="T2"><text:s text:c="40"/></text:span><text:span text:style-name="T2">'type': 'status',</text:span></text:p>
            <text:p><text:span text:style-name="T2"><text:s text:c="40"/></text:span><text:span text:style-name="T2">'updated_time': '2019-03-21T23:43:40+0000',</text:span></text:p>
            <text:p><text:span text:style-name="T2"><text:s text:c="40"/></text:span><text:span text:style-name="T2">'promotion_status': 'inactive',</text:span></text:p>
            <text:p><text:span text:style-name="T2"><text:s text:c="40"/></text:span><text:span text:style-name="T2">'permalink_url': 'https://www.facebook.com/k0d1in9.PHor.PHun/posts/2272496309669403',</text:span></text:p>
            <text:p><text:span text:style-name="T2"><text:s text:c="40"/></text:span><text:span text:style-name="T2">'id': '1658593127726394_2272496309669403',</text:span></text:p>
            <text:p><text:span text:style-name="T2"><text:s text:c="40"/></text:span><text:span text:style-name="T2">'status_type': 'mobile_status_update',</text:span></text:p>
            <text:p><text:span text:style-name="T2"><text:s text:c="40"/></text:span><text:span text:style-name="T2">'is_published': True</text:span></text:p>
            <text:p><text:span text:style-name="T2"><text:s text:c="32"/></text:span><text:span text:style-name="T2">},</text:span></text:p>
            <text:p><text:span text:style-name="T2"><text:s text:c="40"/></text:span><text:span text:style-name="T2">'</text:span><text:span text:style-name="T3">message</text:span><text:span text:style-name="T2">': 'a'</text:span></text:p>
            <text:p><text:span text:style-name="T2"><text:s text:c="24"/></text:span><text:span text:style-name="T2">}</text:span></text:p>
            <text:p><text:span text:style-name="T1"><text:s text:c="20"/></text:span><text:span text:style-name="T1">}</text:span></text:p>
            <text:p><text:span text:style-name="T1"><text:s text:c="12"/></text:span><text:span text:style-name="T1">], </text:span></text:p>
            <text:p><text:span text:style-name="T1"><text:s text:c="12"/></text:span><text:span text:style-name="T1">id': '1658593127726394',</text:span></text:p>
            <text:p><text:span text:style-name="T1"><text:s text:c="12"/></text:span><text:span text:style-name="T1">'time': 1553211823</text:span></text:p>
            <text:p><text:span text:style-name="T1"><text:s text:c="8"/></text:span><text:span text:style-name="T1">}</text:span></text:p>
            <text:p><text:span text:style-name="T1"><text:s text:c="4"/></text:span><text:span text:style-name="T1">],</text:span></text:p>
            <text:p><text:span text:style-name="T1"><text:s text:c="12"/></text:span><text:span text:style-name="T1">'object': 'page'</text:span></text:p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00:57:59.105761299</meta:creation-date>
    <dc:date>2019-03-22T01:10:37.195234580</dc:date>
    <meta:editing-duration>PT7M31S</meta:editing-duration>
    <meta:editing-cycles>2</meta:editing-cycles>
    <meta:generator>LibreOffice/6.0.7.3$Linux_X86_64 LibreOffice_project/00m0$Build-3</meta:generator>
    <meta:document-statistic meta:object-count="2"/>
  </office:meta>
</office:document-meta>
</file>